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3.729cm" style:rel-column-width="2114*"/>
    </style:style>
    <style:style style:name="Tabella3.B" style:family="table-column">
      <style:table-column-properties style:column-width="7.966cm" style:rel-column-width="4516*"/>
    </style:style>
    <style:style style:name="Tabella3.C" style:family="table-column">
      <style:table-column-properties style:column-width="5.318cm" style:rel-column-width="3015*"/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C1" style:family="table-cell">
      <style:table-cell-properties fo:background-color="#cccccc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T5" style:family="text">
      <style:text-properties style:font-name-asian="SimSun" style:font-name-complex="Tahom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10">CODICE</text:p>
            </table:table-cell>
            <table:table-cell table:style-name="Tabella3.A1" office:value-type="string">
              <text:p text:style-name="P9">DESCRIZIONE</text:p>
            </table:table-cell>
            <table:table-cell table:style-name="Tabella3.C1" office:value-type="string">
              <text:p text:style-name="P10">CODICE A BARRE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5"><text:placeholder text:placeholder-type="text">&lt;for each="o in objects"&gt;</text:placeholder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6"><text:placeholder text:placeholder-type="text">&lt;o.name.split("] ")[-1]&gt;</text:placeholder></text:p>
          </table:table-cell>
          <table:table-cell table:style-name="Tabella3.B3" office:value-type="string">
            <text:p text:style-name="P6"><text:placeholder text:placeholder-type="text">&lt;o.description&gt;</text:placeholder></text:p>
          </table:table-cell>
          <table:table-cell table:style-name="Tabella3.C3" office:value-type="string">
            <text:p text:style-name="P7"><draw:frame draw:style-name="fr1" draw:name="image: barcode(o.ean13,'ean13')" text:anchor-type="as-char" style:rel-width="100%" svg:height="1.66cm" style:rel-height="scale-min" draw:z-index="1"><draw:text-box fo:min-width="5.124cm"><text:p text:style-name="P11"/></draw:text-box></draw:frame></text:p>
          </table:table-cell>
        </table:table-row>
        <table:table-row>
          <table:table-cell table:style-name="Tabella3.A4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M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MT3" style:family="text">
      <style:text-properties fo:font-size="8pt" style:font-name-asian="SimSun" style:font-size-asian="8pt" style:font-name-complex="Tahoma" style:font-size-complex="8pt"/>
    </style:style>
    <style:style style:name="MT4" style:family="text">
      <style:text-properties style:font-name-asian="SimSun" style:font-name-complex="Tahoma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2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text:span text:style-name="MT3"><text:tab/> <text:s text:c="12"/></text:span><text:span text:style-name="MT4">pag. </text:span><text:span text:style-name="MT4"><text:page-number text:select-page="current">1</text:page-number></text:span><text:span text:style-name="MT4">/ </text:span><text:span text:style-name="MT4"><text:page-count>1</text:page-count></text:span></text:p>
      </style:header>
      <style:footer>
        <text:p text:style-name="MP2"><draw:line text:anchor-type="paragraph" draw:z-index="0" draw:style-name="Mgr1" draw:text-style-name="MP3" svg:x1="-0.03cm" svg:y1="0.599cm" svg:x2="16.97cm" svg:y2="0.598cm"><text:p/></draw:line><text:span text:style-name="MT5"><text:tab/> <text:tab/></text:span><text:line-break/><text:span text:style-name="MT6"><text:line-break/></text:span><text:span text:style-name="MT7">PAN CHEMICAL S.p.A. - Registered office: via Veneto, 2 – 24065 Lovere BG – www.panchemical.com</text:span></text:p>
        <text:p text:style-name="MP4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8:21:34</dc:date>
    <meta:editing-duration>P1DT20H43M8S</meta:editing-duration>
    <meta:editing-cycles>427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11" meta:word-count="68" meta:character-count="430" meta:non-whitespace-character-count="350"/>
    <meta:user-defined meta:name="Info 1"/>
    <meta:user-defined meta:name="Info 2"/>
    <meta:user-defined meta:name="Info 3"/>
    <meta:user-defined meta:name="Info 4"/>
  </office:meta>
</office:document-meta>
</file>